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99in"/>
    </style:style>
    <style:style style:name="co2" style:family="table-column">
      <style:table-column-properties fo:break-before="auto" style:column-width="2.55in"/>
    </style:style>
    <style:style style:name="co3" style:family="table-column">
      <style:table-column-properties fo:break-before="auto" style:column-width="0.56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keyword</text:p>
          </table:table-cell>
          <table:table-cell office:value-type="string">
            <text:p>volume</text:p>
          </table:table-cell>
        </table:table-row>
        <table:table-row table:style-name="ro1">
          <table:table-cell office:value-type="string">
            <text:p>Amazfit</text:p>
          </table:table-cell>
          <table:table-cell office:value-type="string">
            <text:p>Amazfit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Rem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Rem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Remme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Remme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Sportsrem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Tilbehør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Tilbehør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Urre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Urre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Apple Watch Urremm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Rem Til Apple Watch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Rem Til Apple Watch 40mm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Remme Til Apple Watch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Remme Til Apple Watch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Sportsrem Til Apple Watch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Tilbehør Til Apple Watch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Urrem Til Apple Watch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Urrem Til Apple Watch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Urremme Til Apple Watch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Apple Watch</text:p>
          </table:table-cell>
          <table:table-cell office:value-type="string">
            <text:p>Urremme Til Apple Watch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Apple Watch 40mm</text:p>
          </table:table-cell>
          <table:table-cell office:value-type="string">
            <text:p>Urrem Til Apple Watch 40m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pple Watch 41mm</text:p>
          </table:table-cell>
          <table:table-cell office:value-type="string">
            <text:p>Rem Til Apple Watch 41m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pple Watch 44mm</text:p>
          </table:table-cell>
          <table:table-cell office:value-type="string">
            <text:p>Apple Watch 40mm 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pple Watch 44mm</text:p>
          </table:table-cell>
          <table:table-cell office:value-type="string">
            <text:p>Apple Watch 44mm 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pple Watch 44mm</text:p>
          </table:table-cell>
          <table:table-cell office:value-type="string">
            <text:p>Rem Til Apple Watch 44m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pple Watch 44mm</text:p>
          </table:table-cell>
          <table:table-cell office:value-type="string">
            <text:p>Urrem Til Apple Watch 44m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pple Watch 45mm</text:p>
          </table:table-cell>
          <table:table-cell office:value-type="string">
            <text:p>Apple Watch 45mm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pple Watch Se 40mm</text:p>
          </table:table-cell>
          <table:table-cell office:value-type="string">
            <text:p>Apple Watch Se 40mm 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Apple Watch Se 40mm</text:p>
          </table:table-cell>
          <table:table-cell office:value-type="string">
            <text:p>Rem Til Apple Watch Se 40m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pple Watch Se 44mm</text:p>
          </table:table-cell>
          <table:table-cell office:value-type="string">
            <text:p>Apple Watch Se 44mm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pple Watch Se 44mm</text:p>
          </table:table-cell>
          <table:table-cell office:value-type="string">
            <text:p>Rem Til Apple Watch Se 44m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pple Watch Series 5</text:p>
          </table:table-cell>
          <table:table-cell office:value-type="string">
            <text:p>Apple Watch Series 5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pple Watch Series 6</text:p>
          </table:table-cell>
          <table:table-cell office:value-type="string">
            <text:p>Apple Watch Series 6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pple Watch Series 6</text:p>
          </table:table-cell>
          <table:table-cell office:value-type="string">
            <text:p>Rem Til Apple Watch Series 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pple Watch Series 7</text:p>
          </table:table-cell>
          <table:table-cell office:value-type="string">
            <text:p>Apple Watch Series 7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pple Watch Series 7 45mm</text:p>
          </table:table-cell>
          <table:table-cell office:value-type="string">
            <text:p>Apple Watch Series 7 45mm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asio</text:p>
          </table:table-cell>
          <table:table-cell office:value-type="string">
            <text:p>Casio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asio</text:p>
          </table:table-cell>
          <table:table-cell office:value-type="string">
            <text:p>Casio Ur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asio</text:p>
          </table:table-cell>
          <table:table-cell office:value-type="string">
            <text:p>Casio Urremm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itbit</text:p>
          </table:table-cell>
          <table:table-cell office:value-type="string">
            <text:p>Fitbit Re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itbit</text:p>
          </table:table-cell>
          <table:table-cell office:value-type="string">
            <text:p>Fitbit Remm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itbit</text:p>
          </table:table-cell>
          <table:table-cell office:value-type="string">
            <text:p>Fitbit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</text:p>
          </table:table-cell>
          <table:table-cell office:value-type="string">
            <text:p>Fitbit Urrem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Fitbit</text:p>
          </table:table-cell>
          <table:table-cell office:value-type="string">
            <text:p>Rem Til Fitbit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itbit</text:p>
          </table:table-cell>
          <table:table-cell office:value-type="string">
            <text:p>Urrem Til Fitbi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 Ace 2</text:p>
          </table:table-cell>
          <table:table-cell office:value-type="string">
            <text:p>Fitbit Ace 2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itbit Alta</text:p>
          </table:table-cell>
          <table:table-cell office:value-type="string">
            <text:p>Fitbit Alta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itbit Alta Hr</text:p>
          </table:table-cell>
          <table:table-cell office:value-type="string">
            <text:p>Fitbit Alta Hr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Fitbit Charge</text:p>
          </table:table-cell>
          <table:table-cell office:value-type="string">
            <text:p>Fitbit Charge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 Charge 2</text:p>
          </table:table-cell>
          <table:table-cell office:value-type="string">
            <text:p>Fitbit Charge 2 Re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itbit Charge 2</text:p>
          </table:table-cell>
          <table:table-cell office:value-type="string">
            <text:p>Fitbit Charge 2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 Charge 2</text:p>
          </table:table-cell>
          <table:table-cell office:value-type="string">
            <text:p>Rem Til Fitbit Charge 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itbit Charge 3</text:p>
          </table:table-cell>
          <table:table-cell office:value-type="string">
            <text:p>Fitbit Charge 3 Rem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Fitbit Charge 3</text:p>
          </table:table-cell>
          <table:table-cell office:value-type="string">
            <text:p>Fitbit Charge 3 Remm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itbit Charge 3</text:p>
          </table:table-cell>
          <table:table-cell office:value-type="string">
            <text:p>Fitbit Charge 3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 Charge 3</text:p>
          </table:table-cell>
          <table:table-cell office:value-type="string">
            <text:p>Rem Til Fitbit Charge 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itbit Charge 3</text:p>
          </table:table-cell>
          <table:table-cell office:value-type="string">
            <text:p>Urrem Til Fitbit Charge 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itbit Charge 4</text:p>
          </table:table-cell>
          <table:table-cell office:value-type="string">
            <text:p>Fitbit Charge 4 Rem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Fitbit Charge 4</text:p>
          </table:table-cell>
          <table:table-cell office:value-type="string">
            <text:p>Fitbit Charge 4 Tilbehø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itbit Charge 4</text:p>
          </table:table-cell>
          <table:table-cell office:value-type="string">
            <text:p>Fitbit Charge 4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 Charge 4</text:p>
          </table:table-cell>
          <table:table-cell office:value-type="string">
            <text:p>Rem Til Fitbit Charge 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itbit Charge 5</text:p>
          </table:table-cell>
          <table:table-cell office:value-type="string">
            <text:p>Fitbit Charge 5 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Fitbit Charge 5</text:p>
          </table:table-cell>
          <table:table-cell office:value-type="string">
            <text:p>Fitbit Charge 5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 Inspire</text:p>
          </table:table-cell>
          <table:table-cell office:value-type="string">
            <text:p>Fitbit Inspire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itbit Inspire 2</text:p>
          </table:table-cell>
          <table:table-cell office:value-type="string">
            <text:p>Fitbit Inspire 2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itbit Ionic</text:p>
          </table:table-cell>
          <table:table-cell office:value-type="string">
            <text:p>Fitbit Ionic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itbit Luxe</text:p>
          </table:table-cell>
          <table:table-cell office:value-type="string">
            <text:p>Fitbit Luxe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 Sense</text:p>
          </table:table-cell>
          <table:table-cell office:value-type="string">
            <text:p>Fitbit Sense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itbit Versa</text:p>
          </table:table-cell>
          <table:table-cell office:value-type="string">
            <text:p>Fitbit Versa Rem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Fitbit Versa</text:p>
          </table:table-cell>
          <table:table-cell office:value-type="string">
            <text:p>Fitbit Versa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tbit Versa</text:p>
          </table:table-cell>
          <table:table-cell office:value-type="string">
            <text:p>Fitbit Versa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itbit Versa</text:p>
          </table:table-cell>
          <table:table-cell office:value-type="string">
            <text:p>Rem Til Fitbit Versa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itbit Versa 2</text:p>
          </table:table-cell>
          <table:table-cell office:value-type="string">
            <text:p>Fitbit Versa 2 Re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Fitbit Versa 2</text:p>
          </table:table-cell>
          <table:table-cell office:value-type="string">
            <text:p>Fitbit Versa 2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itbit Versa 2</text:p>
          </table:table-cell>
          <table:table-cell office:value-type="string">
            <text:p>Rem Til Fitbit Versa 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Fitbit Versa 3</text:p>
          </table:table-cell>
          <table:table-cell office:value-type="string">
            <text:p>Fitbit Versa 3 Rem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itbit Versa 3</text:p>
          </table:table-cell>
          <table:table-cell office:value-type="string">
            <text:p>Rem Til Fitbit Versa 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ossil</text:p>
          </table:table-cell>
          <table:table-cell office:value-type="string">
            <text:p>Fossil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ossil</text:p>
          </table:table-cell>
          <table:table-cell office:value-type="string">
            <text:p>Fossil Ur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Garmin Re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Garmin Remm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Garmin Tilbehør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Garmin Urrem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Garmin Urremm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Rem Til Garmi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Tilbehør Til Garmin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Urrem Til Garmin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Garmin</text:p>
          </table:table-cell>
          <table:table-cell office:value-type="string">
            <text:p>Urremme Til Garmin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Garmin Approach S2</text:p>
          </table:table-cell>
          <table:table-cell office:value-type="string">
            <text:p>Garmin Approach S2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Approach S20</text:p>
          </table:table-cell>
          <table:table-cell office:value-type="string">
            <text:p>Garmin Approach S20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Approach S20</text:p>
          </table:table-cell>
          <table:table-cell office:value-type="string">
            <text:p>Rem Til Garmin Approach S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Edge 1000</text:p>
          </table:table-cell>
          <table:table-cell office:value-type="string">
            <text:p>Garmin Edge 1000 Tilbehør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Edge 1030</text:p>
          </table:table-cell>
          <table:table-cell office:value-type="string">
            <text:p>Garmin Edge 1030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Enduro</text:p>
          </table:table-cell>
          <table:table-cell office:value-type="string">
            <text:p>Garmin Enduro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</text:p>
          </table:table-cell>
          <table:table-cell office:value-type="string">
            <text:p>Garmin Fenix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Fenix</text:p>
          </table:table-cell>
          <table:table-cell office:value-type="string">
            <text:p>Garmin Fenix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enix 3</text:p>
          </table:table-cell>
          <table:table-cell office:value-type="string">
            <text:p>Garmin Fenix 3 Re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rmin Fenix 3</text:p>
          </table:table-cell>
          <table:table-cell office:value-type="string">
            <text:p>Garmin Fenix 3 Tilbehør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enix 3</text:p>
          </table:table-cell>
          <table:table-cell office:value-type="string">
            <text:p>Garmin Fenix 3 Ur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Fenix 3</text:p>
          </table:table-cell>
          <table:table-cell office:value-type="string">
            <text:p>Rem Til Garmin Fenix 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Fenix 3</text:p>
          </table:table-cell>
          <table:table-cell office:value-type="string">
            <text:p>Urrem Til Garmin Fenix 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enix 5</text:p>
          </table:table-cell>
          <table:table-cell office:value-type="string">
            <text:p>Garmin Fenix 5 Plus 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Fenix 5</text:p>
          </table:table-cell>
          <table:table-cell office:value-type="string">
            <text:p>Garmin Fenix 5 Plus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5</text:p>
          </table:table-cell>
          <table:table-cell office:value-type="string">
            <text:p>Garmin Fenix 5 Plus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5</text:p>
          </table:table-cell>
          <table:table-cell office:value-type="string">
            <text:p>Garmin Fenix 5 Rem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armin Fenix 5</text:p>
          </table:table-cell>
          <table:table-cell office:value-type="string">
            <text:p>Garmin Fenix 5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5</text:p>
          </table:table-cell>
          <table:table-cell office:value-type="string">
            <text:p>Garmin Fenix 5 Ur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armin Fenix 5</text:p>
          </table:table-cell>
          <table:table-cell office:value-type="string">
            <text:p>Rem Til Garmin Fenix 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Fenix 5</text:p>
          </table:table-cell>
          <table:table-cell office:value-type="string">
            <text:p>Urrem Til Garmin Fenix 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5 Plus</text:p>
          </table:table-cell>
          <table:table-cell office:value-type="string">
            <text:p>Rem Til Garmin Fenix 5 Plu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5s</text:p>
          </table:table-cell>
          <table:table-cell office:value-type="string">
            <text:p>Garmin Fenix 5s Plus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enix 5s</text:p>
          </table:table-cell>
          <table:table-cell office:value-type="string">
            <text:p>Garmin Fenix 5s 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Fenix 5s</text:p>
          </table:table-cell>
          <table:table-cell office:value-type="string">
            <text:p>Garmin Fenix 5s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enix 5s</text:p>
          </table:table-cell>
          <table:table-cell office:value-type="string">
            <text:p>Rem Til Garmin Fenix 5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5s</text:p>
          </table:table-cell>
          <table:table-cell office:value-type="string">
            <text:p>Urrem Til Garmin Fenix 5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enix 5s Plus</text:p>
          </table:table-cell>
          <table:table-cell office:value-type="string">
            <text:p>Rem Til Garmin Fenix 5s Plu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5x</text:p>
          </table:table-cell>
          <table:table-cell office:value-type="string">
            <text:p>Garmin Fenix 5x Plus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enix 5x</text:p>
          </table:table-cell>
          <table:table-cell office:value-type="string">
            <text:p>Garmin Fenix 5x 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Fenix 5x</text:p>
          </table:table-cell>
          <table:table-cell office:value-type="string">
            <text:p>Garmin Fenix 5x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5x</text:p>
          </table:table-cell>
          <table:table-cell office:value-type="string">
            <text:p>Rem Til Garmin Fenix 5x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enix 5x Plus</text:p>
          </table:table-cell>
          <table:table-cell office:value-type="string">
            <text:p>Rem Til Garmin Fenix 5x Plu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enix 6</text:p>
          </table:table-cell>
          <table:table-cell office:value-type="string">
            <text:p>Garmin Fenix 6 Rem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armin Fenix 6</text:p>
          </table:table-cell>
          <table:table-cell office:value-type="string">
            <text:p>Garmin Fenix 6 Rem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6</text:p>
          </table:table-cell>
          <table:table-cell office:value-type="string">
            <text:p>Garmin Fenix 6 Tilbehø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enix 6</text:p>
          </table:table-cell>
          <table:table-cell office:value-type="string">
            <text:p>Garmin Fenix 6 Ur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Fenix 6</text:p>
          </table:table-cell>
          <table:table-cell office:value-type="string">
            <text:p>Rem Til Garmin Fenix 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enix 6</text:p>
          </table:table-cell>
          <table:table-cell office:value-type="string">
            <text:p>Urrem Til Garmin Fenix 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6 Pro</text:p>
          </table:table-cell>
          <table:table-cell office:value-type="string">
            <text:p>Garmin Fenix 6 Pro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6 Pro</text:p>
          </table:table-cell>
          <table:table-cell office:value-type="string">
            <text:p>Garmin Fenix 6 Pro Solar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6s</text:p>
          </table:table-cell>
          <table:table-cell office:value-type="string">
            <text:p>Garmin Fenix 6s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enix 6s</text:p>
          </table:table-cell>
          <table:table-cell office:value-type="string">
            <text:p>Rem Til Garmin Fenix 6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6s Pro</text:p>
          </table:table-cell>
          <table:table-cell office:value-type="string">
            <text:p>Garmin Fenix 6s Pro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6x</text:p>
          </table:table-cell>
          <table:table-cell office:value-type="string">
            <text:p>Garmin Fenix 6x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Fenix 6x Pro</text:p>
          </table:table-cell>
          <table:table-cell office:value-type="string">
            <text:p>Garmin Fenix 6x Pro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enix 6x Pro</text:p>
          </table:table-cell>
          <table:table-cell office:value-type="string">
            <text:p>Garmin Fenix 6x Pro Solar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enix 7</text:p>
          </table:table-cell>
          <table:table-cell office:value-type="string">
            <text:p>Garmin Fenix 7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orerunner <text:s/></text:p>
          </table:table-cell>
          <table:table-cell office:value-type="string">
            <text:p>Garmin Forerunner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Forerunner <text:s/></text:p>
          </table:table-cell>
          <table:table-cell office:value-type="string">
            <text:p>Garmin Forerunner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210 </text:p>
          </table:table-cell>
          <table:table-cell office:value-type="string">
            <text:p>Garmin Forerunner 210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220 </text:p>
          </table:table-cell>
          <table:table-cell office:value-type="string">
            <text:p>Garmin Forerunner 220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235</text:p>
          </table:table-cell>
          <table:table-cell office:value-type="string">
            <text:p>Rem Til Garmin Forerunner 2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Forerunner 235</text:p>
          </table:table-cell>
          <table:table-cell office:value-type="string">
            <text:p>Urrem Til Garmin Forerunner 23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orerunner 235 </text:p>
          </table:table-cell>
          <table:table-cell office:value-type="string">
            <text:p>Garmin Forerunner 235 Re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rmin Forerunner 235 </text:p>
          </table:table-cell>
          <table:table-cell office:value-type="string">
            <text:p>Garmin Forerunner 235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235 </text:p>
          </table:table-cell>
          <table:table-cell office:value-type="string">
            <text:p>Garmin Forerunner 235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orerunner 245</text:p>
          </table:table-cell>
          <table:table-cell office:value-type="string">
            <text:p>Rem Til Garmin Forerunner 2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orerunner 245 </text:p>
          </table:table-cell>
          <table:table-cell office:value-type="string">
            <text:p>Garmin Forerunner 245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Forerunner 245 Music</text:p>
          </table:table-cell>
          <table:table-cell office:value-type="string">
            <text:p>Garmin Forerunner 245 Music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orerunner 30</text:p>
          </table:table-cell>
          <table:table-cell office:value-type="string">
            <text:p>Rem Til Garmin Forerunner 3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orerunner 30 </text:p>
          </table:table-cell>
          <table:table-cell office:value-type="string">
            <text:p>Garmin Forerunner 30 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armin Forerunner 35</text:p>
          </table:table-cell>
          <table:table-cell office:value-type="string">
            <text:p>Rem Til Garmin Forerunner 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Forerunner 35</text:p>
          </table:table-cell>
          <table:table-cell office:value-type="string">
            <text:p>Urrem Til Garmin Forerunner 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orerunner 35 </text:p>
          </table:table-cell>
          <table:table-cell office:value-type="string">
            <text:p>Garmin Forerunner 35 Re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rmin Forerunner 35 </text:p>
          </table:table-cell>
          <table:table-cell office:value-type="string">
            <text:p>Garmin Forerunner 35 Ur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orerunner 45 </text:p>
          </table:table-cell>
          <table:table-cell office:value-type="string">
            <text:p>Garmin Forerunner 45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Forerunner 45s </text:p>
          </table:table-cell>
          <table:table-cell office:value-type="string">
            <text:p>Garmin Forerunner 45s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orerunner 645 </text:p>
          </table:table-cell>
          <table:table-cell office:value-type="string">
            <text:p>Garmin Forerunner 645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Forerunner 645 Music</text:p>
          </table:table-cell>
          <table:table-cell office:value-type="string">
            <text:p>Garmin Forerunner 645 Music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orerunner 645 Music</text:p>
          </table:table-cell>
          <table:table-cell office:value-type="string">
            <text:p>Rem Til Garmin Forerunner 645 Music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735xt</text:p>
          </table:table-cell>
          <table:table-cell office:value-type="string">
            <text:p>Rem Til Garmin Forerunner 735x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Forerunner 735xt</text:p>
          </table:table-cell>
          <table:table-cell office:value-type="string">
            <text:p>Urrem Til Garmin Forerunner 735x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735xt </text:p>
          </table:table-cell>
          <table:table-cell office:value-type="string">
            <text:p>Garmin Forerunner 735xt Rem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Garmin Forerunner 735xt </text:p>
          </table:table-cell>
          <table:table-cell office:value-type="string">
            <text:p>Garmin Forerunner 735xt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735xt </text:p>
          </table:table-cell>
          <table:table-cell office:value-type="string">
            <text:p>Garmin Forerunner 735xt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935 </text:p>
          </table:table-cell>
          <table:table-cell office:value-type="string">
            <text:p>Garmin Forerunner 935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Forerunner 945 </text:p>
          </table:table-cell>
          <table:table-cell office:value-type="string">
            <text:p>Garmin Forerunner 945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Instinct</text:p>
          </table:table-cell>
          <table:table-cell office:value-type="string">
            <text:p>Rem Til Garmin Instinc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Instinct</text:p>
          </table:table-cell>
          <table:table-cell office:value-type="string">
            <text:p>Urrem Til Garmin Instinc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Instinct <text:s/></text:p>
          </table:table-cell>
          <table:table-cell office:value-type="string">
            <text:p>Garmin Instinct 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Instinct <text:s/></text:p>
          </table:table-cell>
          <table:table-cell office:value-type="string">
            <text:p>Garmin Instinct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Instinct Solar </text:p>
          </table:table-cell>
          <table:table-cell office:value-type="string">
            <text:p>Garmin Instinct Solar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Lily</text:p>
          </table:table-cell>
          <table:table-cell office:value-type="string">
            <text:p>Rem Til Garmin Lily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Lily <text:s/></text:p>
          </table:table-cell>
          <table:table-cell office:value-type="string">
            <text:p>Garmin Lily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Quatix 5 </text:p>
          </table:table-cell>
          <table:table-cell office:value-type="string">
            <text:p>Garmin Quatix 5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enu</text:p>
          </table:table-cell>
          <table:table-cell office:value-type="string">
            <text:p>Garmin Venu Re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rmin Venu</text:p>
          </table:table-cell>
          <table:table-cell office:value-type="string">
            <text:p>Garmin Venu Rem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enu</text:p>
          </table:table-cell>
          <table:table-cell office:value-type="string">
            <text:p>Garmin Venu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enu</text:p>
          </table:table-cell>
          <table:table-cell office:value-type="string">
            <text:p>Garmin Venu Ur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Venu</text:p>
          </table:table-cell>
          <table:table-cell office:value-type="string">
            <text:p>Rem Til Garmin Venu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Venu</text:p>
          </table:table-cell>
          <table:table-cell office:value-type="string">
            <text:p>Urrem Til Garmin Venu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enu 2 </text:p>
          </table:table-cell>
          <table:table-cell office:value-type="string">
            <text:p>Garmin Venu 2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enu 2 Plus</text:p>
          </table:table-cell>
          <table:table-cell office:value-type="string">
            <text:p>Garmin Venu 2 Plus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enu 2s</text:p>
          </table:table-cell>
          <table:table-cell office:value-type="string">
            <text:p>Rem Til Garmin Venu 2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enu 2s </text:p>
          </table:table-cell>
          <table:table-cell office:value-type="string">
            <text:p>Garmin Venu 2s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Venu Sq</text:p>
          </table:table-cell>
          <table:table-cell office:value-type="string">
            <text:p>Rem Til Garmin Venu Sq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enu Sq</text:p>
          </table:table-cell>
          <table:table-cell office:value-type="string">
            <text:p>Urrem Til Garmin Venu Sq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enu Sq </text:p>
          </table:table-cell>
          <table:table-cell office:value-type="string">
            <text:p>Garmin Venu Sq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Venu Sq </text:p>
          </table:table-cell>
          <table:table-cell office:value-type="string">
            <text:p>Garmin Venu Sq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active</text:p>
          </table:table-cell>
          <table:table-cell office:value-type="string">
            <text:p>Urrem Til Garmin Vivoactiv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active <text:s/></text:p>
          </table:table-cell>
          <table:table-cell office:value-type="string">
            <text:p>Garmin Vivoactive 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armin Vivoactive <text:s/></text:p>
          </table:table-cell>
          <table:table-cell office:value-type="string">
            <text:p>Garmin Vivoactive Tilbehø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active <text:s/></text:p>
          </table:table-cell>
          <table:table-cell office:value-type="string">
            <text:p>Garmin Vivoactive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active 3</text:p>
          </table:table-cell>
          <table:table-cell office:value-type="string">
            <text:p>Rem Til Garmin Vivoactive 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armin Vivoactive 3</text:p>
          </table:table-cell>
          <table:table-cell office:value-type="string">
            <text:p>Urrem Til Garmin Vivoactive 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rmin Vivoactive 3 </text:p>
          </table:table-cell>
          <table:table-cell office:value-type="string">
            <text:p>Garmin Vivoactive 3 Re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Garmin Vivoactive 3 </text:p>
          </table:table-cell>
          <table:table-cell office:value-type="string">
            <text:p>Garmin Vivoactive 3 Tilbehør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armin Vivoactive 3 </text:p>
          </table:table-cell>
          <table:table-cell office:value-type="string">
            <text:p>Garmin Vivoactive 3 Urrem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armin Vivoactive 3 Music</text:p>
          </table:table-cell>
          <table:table-cell office:value-type="string">
            <text:p>Garmin Vivoactive 3 Music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Vivoactive 3 Music</text:p>
          </table:table-cell>
          <table:table-cell office:value-type="string">
            <text:p>Rem Til Garmin Vivoactive 3 Music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active 4</text:p>
          </table:table-cell>
          <table:table-cell office:value-type="string">
            <text:p>Rem Til Garmin Vivoactive 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active 4</text:p>
          </table:table-cell>
          <table:table-cell office:value-type="string">
            <text:p>Urrem Til Garmin Vivoactive 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active 4 </text:p>
          </table:table-cell>
          <table:table-cell office:value-type="string">
            <text:p>Garmin Vivoactive 4 Rem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Garmin Vivoactive 4 </text:p>
          </table:table-cell>
          <table:table-cell office:value-type="string">
            <text:p>Garmin Vivoactive 4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active 4s</text:p>
          </table:table-cell>
          <table:table-cell office:value-type="string">
            <text:p>Rem Til Garmin Vivoactive 4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armin Vivoactive 4s</text:p>
          </table:table-cell>
          <table:table-cell office:value-type="string">
            <text:p>Remme Til Garmin Vivoactive 4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active 4s</text:p>
          </table:table-cell>
          <table:table-cell office:value-type="string">
            <text:p>Urrem Til Garmin Vivoactive 4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armin Vivoactive 4s </text:p>
          </table:table-cell>
          <table:table-cell office:value-type="string">
            <text:p>Garmin Vivoactive 4s Rem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Garmin Vivoactive 4s </text:p>
          </table:table-cell>
          <table:table-cell office:value-type="string">
            <text:p>Garmin Vivoactive 4s Rem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active 4s </text:p>
          </table:table-cell>
          <table:table-cell office:value-type="string">
            <text:p>Garmin Vivoactive 4s Tilbehø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active 4s </text:p>
          </table:table-cell>
          <table:table-cell office:value-type="string">
            <text:p>Garmin Vivoactive 4s Ur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Vivoactive Hr </text:p>
          </table:table-cell>
          <table:table-cell office:value-type="string">
            <text:p>Garmin Vivoactive Hr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Vivofit</text:p>
          </table:table-cell>
          <table:table-cell office:value-type="string">
            <text:p>Rem Til Garmin Vivofi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fit <text:s/></text:p>
          </table:table-cell>
          <table:table-cell office:value-type="string">
            <text:p>Garmin Vivofit 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armin Vivofit <text:s/></text:p>
          </table:table-cell>
          <table:table-cell office:value-type="string">
            <text:p>Garmin Vivofit Tilbehø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fit <text:s/></text:p>
          </table:table-cell>
          <table:table-cell office:value-type="string">
            <text:p>Garmin Vivofit Ur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Vivofit 1</text:p>
          </table:table-cell>
          <table:table-cell office:value-type="string">
            <text:p>Rem Til Garmin Vivofit 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fit 1 </text:p>
          </table:table-cell>
          <table:table-cell office:value-type="string">
            <text:p>Garmin Vivofit 1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fit 2</text:p>
          </table:table-cell>
          <table:table-cell office:value-type="string">
            <text:p>Rem Til Garmin Vivofit 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fit 2 </text:p>
          </table:table-cell>
          <table:table-cell office:value-type="string">
            <text:p>Garmin Vivofit 2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Vivofit 3</text:p>
          </table:table-cell>
          <table:table-cell office:value-type="string">
            <text:p>Garmin Vivofit 3 Rem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armin Vivofit 3</text:p>
          </table:table-cell>
          <table:table-cell office:value-type="string">
            <text:p>Garmin Vivofit 3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fit 3</text:p>
          </table:table-cell>
          <table:table-cell office:value-type="string">
            <text:p>Rem Til Garmin Vivofit 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Vivofit 3</text:p>
          </table:table-cell>
          <table:table-cell office:value-type="string">
            <text:p>Urrem Til Garmin Vivofit 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armin Vivofit 3 </text:p>
          </table:table-cell>
          <table:table-cell office:value-type="string">
            <text:p>Garmin Vivofit 3 Rem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fit 4</text:p>
          </table:table-cell>
          <table:table-cell office:value-type="string">
            <text:p>Garmin Vivofit 4 Rem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Garmin Vivofit 4</text:p>
          </table:table-cell>
          <table:table-cell office:value-type="string">
            <text:p>Rem Til Garmin Vivofit 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armin Vivofit 4</text:p>
          </table:table-cell>
          <table:table-cell office:value-type="string">
            <text:p>Urrem Til Garmin Vivofit 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Vivofit 4 </text:p>
          </table:table-cell>
          <table:table-cell office:value-type="string">
            <text:p>Garmin Vivofit 4 Rem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fit 4 </text:p>
          </table:table-cell>
          <table:table-cell office:value-type="string">
            <text:p>Garmin Vivofit 4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fit 4 </text:p>
          </table:table-cell>
          <table:table-cell office:value-type="string">
            <text:p>Garmin Vivofit 4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fit Jr</text:p>
          </table:table-cell>
          <table:table-cell office:value-type="string">
            <text:p>Rem Til Garmin Vivofit Jr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armin Vivofit Jr</text:p>
          </table:table-cell>
          <table:table-cell office:value-type="string">
            <text:p>Urrem Til Garmin Vivofit Jr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Vivofit Jr </text:p>
          </table:table-cell>
          <table:table-cell office:value-type="string">
            <text:p>Garmin Vivofit Jr Rem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armin Vivofit Jr </text:p>
          </table:table-cell>
          <table:table-cell office:value-type="string">
            <text:p>Garmin Vivofit Jr Ur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Vivofit Jr 2</text:p>
          </table:table-cell>
          <table:table-cell office:value-type="string">
            <text:p>Garmin Vivofit Jr 2 Rem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Garmin Vivofit Jr 2</text:p>
          </table:table-cell>
          <table:table-cell office:value-type="string">
            <text:p>Garmin Vivofit Jr 2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fit Jr 2</text:p>
          </table:table-cell>
          <table:table-cell office:value-type="string">
            <text:p>Rem Til Garmin Vivofit Jr 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Vivofit Jr 2</text:p>
          </table:table-cell>
          <table:table-cell office:value-type="string">
            <text:p>Urrem Til Garmin Vivofit Jr 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fit Jr 3</text:p>
          </table:table-cell>
          <table:table-cell office:value-type="string">
            <text:p>Garmin Vivofit Jr 3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Vivofit Jr 3</text:p>
          </table:table-cell>
          <table:table-cell office:value-type="string">
            <text:p>Rem Til Garmin Vivofit Jr 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move <text:s/></text:p>
          </table:table-cell>
          <table:table-cell office:value-type="string">
            <text:p>Garmin Vivomove 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armin Vivomove <text:s/></text:p>
          </table:table-cell>
          <table:table-cell office:value-type="string">
            <text:p>Garmin Vivomove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move 3s</text:p>
          </table:table-cell>
          <table:table-cell office:value-type="string">
            <text:p>Rem Til Garmin Vivomove 3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move 3s </text:p>
          </table:table-cell>
          <table:table-cell office:value-type="string">
            <text:p>Garmin Vivomove 3s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Vivomove Hr</text:p>
          </table:table-cell>
          <table:table-cell office:value-type="string">
            <text:p>Rem Til Garmin Vivomove Hr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armin Vivomove Hr</text:p>
          </table:table-cell>
          <table:table-cell office:value-type="string">
            <text:p>Urrem Til Garmin Vivomove Hr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Vivomove Hr </text:p>
          </table:table-cell>
          <table:table-cell office:value-type="string">
            <text:p>Garmin Vivomove Hr Rem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Garmin Vivomove Hr </text:p>
          </table:table-cell>
          <table:table-cell office:value-type="string">
            <text:p>Garmin Vivomove Hr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move Luxe </text:p>
          </table:table-cell>
          <table:table-cell office:value-type="string">
            <text:p>Garmin Vivomove Luxe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move Style</text:p>
          </table:table-cell>
          <table:table-cell office:value-type="string">
            <text:p>Rem Til Garmin Vivomove Styl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armin Vivomove Style </text:p>
          </table:table-cell>
          <table:table-cell office:value-type="string">
            <text:p>Garmin Vivomove Style Rem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armin Vivomove Style </text:p>
          </table:table-cell>
          <table:table-cell office:value-type="string">
            <text:p>Garmin Vivomove Style Rem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smart <text:s/></text:p>
          </table:table-cell>
          <table:table-cell office:value-type="string">
            <text:p>Garmin Vivosmart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smart 3 </text:p>
          </table:table-cell>
          <table:table-cell office:value-type="string">
            <text:p>Garmin Vivosmart 3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armin Vivosmart 4 </text:p>
          </table:table-cell>
          <table:table-cell office:value-type="string">
            <text:p>Garmin Vivosmart 4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Vivosmart Hr</text:p>
          </table:table-cell>
          <table:table-cell office:value-type="string">
            <text:p>Rem Til Garmin Vivosmart Hr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armin Vivosmart Hr</text:p>
          </table:table-cell>
          <table:table-cell office:value-type="string">
            <text:p>Urrem Til Garmin Vivosmart H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smart Hr </text:p>
          </table:table-cell>
          <table:table-cell office:value-type="string">
            <text:p>Garmin Vivosmart Hr Rem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Garmin Vivosmart Hr </text:p>
          </table:table-cell>
          <table:table-cell office:value-type="string">
            <text:p>Garmin Vivosmart Hr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armin Vivosport</text:p>
          </table:table-cell>
          <table:table-cell office:value-type="string">
            <text:p>Rem Til Garmin Vivospor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armin Vivosport <text:s/></text:p>
          </table:table-cell>
          <table:table-cell office:value-type="string">
            <text:p>Garmin Vivosport Rem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Huawei</text:p>
          </table:table-cell>
          <table:table-cell office:value-type="string">
            <text:p>Huawei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uawei</text:p>
          </table:table-cell>
          <table:table-cell office:value-type="string">
            <text:p>Huawei Tilbehør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Huawei</text:p>
          </table:table-cell>
          <table:table-cell office:value-type="string">
            <text:p>Huawei Ur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uawei</text:p>
          </table:table-cell>
          <table:table-cell office:value-type="string">
            <text:p>Tilbehør Til Huawei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ichael Kors</text:p>
          </table:table-cell>
          <table:table-cell office:value-type="string">
            <text:p>Michael Kors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neplus</text:p>
          </table:table-cell>
          <table:table-cell office:value-type="string">
            <text:p>Oneplus Tilbehør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Oneplus</text:p>
          </table:table-cell>
          <table:table-cell office:value-type="string">
            <text:p>Oneplus Watch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olar</text:p>
          </table:table-cell>
          <table:table-cell office:value-type="string">
            <text:p>Polar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lar</text:p>
          </table:table-cell>
          <table:table-cell office:value-type="string">
            <text:p>Polar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msung</text:p>
          </table:table-cell>
          <table:table-cell office:value-type="string">
            <text:p>Samsung Rem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Samsung</text:p>
          </table:table-cell>
          <table:table-cell office:value-type="string">
            <text:p>Samsung Tilbehør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amsung</text:p>
          </table:table-cell>
          <table:table-cell office:value-type="string">
            <text:p>Samsung Ur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amsung</text:p>
          </table:table-cell>
          <table:table-cell office:value-type="string">
            <text:p>Tilbehør Til Samsung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amsung Galaxy Fit</text:p>
          </table:table-cell>
          <table:table-cell office:value-type="string">
            <text:p>Samsung Galaxy Fit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msung Galaxy Watch Active</text:p>
          </table:table-cell>
          <table:table-cell office:value-type="string">
            <text:p>Rem Til Samsung Galaxy Watch Activ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amsung Galaxy Watch Active</text:p>
          </table:table-cell>
          <table:table-cell office:value-type="string">
            <text:p>Samsung Galaxy Watch Active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amsung Galaxy Watch Active</text:p>
          </table:table-cell>
          <table:table-cell office:value-type="string">
            <text:p>Samsung Galaxy Watch Active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amsung Gear 2</text:p>
          </table:table-cell>
          <table:table-cell office:value-type="string">
            <text:p>Samsung Gear 2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msung Gear S2</text:p>
          </table:table-cell>
          <table:table-cell office:value-type="string">
            <text:p>Samsung Gear S2 Classic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msung Gear S2</text:p>
          </table:table-cell>
          <table:table-cell office:value-type="string">
            <text:p>Samsung Gear S2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amsung Gear S2</text:p>
          </table:table-cell>
          <table:table-cell office:value-type="string">
            <text:p>Samsung Gear S2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amsung Gear S2</text:p>
          </table:table-cell>
          <table:table-cell office:value-type="string">
            <text:p>Samsung Gear S2 Ur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amsung Gear S3</text:p>
          </table:table-cell>
          <table:table-cell office:value-type="string">
            <text:p>Rem Til Samsung Gear S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amsung Gear S3</text:p>
          </table:table-cell>
          <table:table-cell office:value-type="string">
            <text:p>Samsung Gear S3 Frontier 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amsung Gear S3</text:p>
          </table:table-cell>
          <table:table-cell office:value-type="string">
            <text:p>Samsung Gear S3 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amsung Gear S3</text:p>
          </table:table-cell>
          <table:table-cell office:value-type="string">
            <text:p>Samsung Gear S3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amsung Gear S3</text:p>
          </table:table-cell>
          <table:table-cell office:value-type="string">
            <text:p>Urrem Til Samsung Gear S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amsung Gear Sport</text:p>
          </table:table-cell>
          <table:table-cell office:value-type="string">
            <text:p>Samsung Gear Sport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eiko</text:p>
          </table:table-cell>
          <table:table-cell office:value-type="string">
            <text:p>Seiko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eiko</text:p>
          </table:table-cell>
          <table:table-cell office:value-type="string">
            <text:p>Seiko Ur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eiko</text:p>
          </table:table-cell>
          <table:table-cell office:value-type="string">
            <text:p>Seiko Urrem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kagen</text:p>
          </table:table-cell>
          <table:table-cell office:value-type="string">
            <text:p>Skagen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kagen</text:p>
          </table:table-cell>
          <table:table-cell office:value-type="string">
            <text:p>Skagen Ur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kagen</text:p>
          </table:table-cell>
          <table:table-cell office:value-type="string">
            <text:p>Skagen Urremm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uunto</text:p>
          </table:table-cell>
          <table:table-cell office:value-type="string">
            <text:p>Suunto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uunto</text:p>
          </table:table-cell>
          <table:table-cell office:value-type="string">
            <text:p>Suunto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unto 9</text:p>
          </table:table-cell>
          <table:table-cell office:value-type="string">
            <text:p>Suunto 9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unto Ambit</text:p>
          </table:table-cell>
          <table:table-cell office:value-type="string">
            <text:p>Suunto Ambit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unto Ambit2</text:p>
          </table:table-cell>
          <table:table-cell office:value-type="string">
            <text:p>Rem Til Suunto Ambit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unto Ambit2</text:p>
          </table:table-cell>
          <table:table-cell office:value-type="string">
            <text:p>Suunto Ambit2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uunto Ambit3</text:p>
          </table:table-cell>
          <table:table-cell office:value-type="string">
            <text:p>Suunto Ambit3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unto Core</text:p>
          </table:table-cell>
          <table:table-cell office:value-type="string">
            <text:p>Suunto Core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uunto Core All Black</text:p>
          </table:table-cell>
          <table:table-cell office:value-type="string">
            <text:p>Suunto Core All Black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Tomtom</text:p>
          </table:table-cell>
          <table:table-cell office:value-type="string">
            <text:p>Tomtom Runner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mtom</text:p>
          </table:table-cell>
          <table:table-cell office:value-type="string">
            <text:p>Tomtom Spark Cardio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omtom</text:p>
          </table:table-cell>
          <table:table-cell office:value-type="string">
            <text:p>Tomtom Spark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Tomtom</text:p>
          </table:table-cell>
          <table:table-cell office:value-type="string">
            <text:p>Tomtom Tilbehør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omtom</text:p>
          </table:table-cell>
          <table:table-cell office:value-type="string">
            <text:p>Tomtom Touch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Tomtom</text:p>
          </table:table-cell>
          <table:table-cell office:value-type="string">
            <text:p>Tomtom Ur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omtom Runner</text:p>
          </table:table-cell>
          <table:table-cell office:value-type="string">
            <text:p>Tomtom Runner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mtom Spark</text:p>
          </table:table-cell>
          <table:table-cell office:value-type="string">
            <text:p>Tomtom Spark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Tomtom Spark Cardio</text:p>
          </table:table-cell>
          <table:table-cell office:value-type="string">
            <text:p>Tomtom Spark Cardio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omtom Touch</text:p>
          </table:table-cell>
          <table:table-cell office:value-type="string">
            <text:p>Tomtom Touch Rem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ithings</text:p>
          </table:table-cell>
          <table:table-cell office:value-type="string">
            <text:p>Withings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ithings</text:p>
          </table:table-cell>
          <table:table-cell office:value-type="string">
            <text:p>Withings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Xiaomi</text:p>
          </table:table-cell>
          <table:table-cell office:value-type="string">
            <text:p>Xiaomi Tilbehør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Xiaomi Mi Band 5</text:p>
          </table:table-cell>
          <table:table-cell office:value-type="string">
            <text:p>Xiaomi Mi Band 5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uawei</text:p>
          </table:table-cell>
          <table:table-cell office:value-type="string">
            <text:p>Huawei Tilbehør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Huawei Watch Gt</text:p>
          </table:table-cell>
          <table:table-cell office:value-type="string">
            <text:p>Huawei Watch Gt Rem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Universal</text:p>
          </table:table-cell>
          <table:table-cell office:value-type="string">
            <text:p>22mm Urrem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Universal</text:p>
          </table:table-cell>
          <table:table-cell office:value-type="string">
            <text:p>20mm Urrem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Huawei Watch Gt</text:p>
          </table:table-cell>
          <table:table-cell office:value-type="string">
            <text:p>Rem Til Huawei Watch Gt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eiko</text:p>
          </table:table-cell>
          <table:table-cell office:value-type="string">
            <text:p>Seiko Urrem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gen</text:p>
          </table:table-cell>
          <table:table-cell office:value-type="string">
            <text:p>Skagen Ur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Huawei Watch Fit</text:p>
          </table:table-cell>
          <table:table-cell office:value-type="string">
            <text:p>Huawei Watch Fit Rem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Oneplus</text:p>
          </table:table-cell>
          <table:table-cell office:value-type="string">
            <text:p>Oneplus Tilbehør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Huawei Watch Gt</text:p>
          </table:table-cell>
          <table:table-cell office:value-type="string">
            <text:p>Urrem Til Huawei Watch Gt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kagen</text:p>
          </table:table-cell>
          <table:table-cell office:value-type="string">
            <text:p>Skagen Urremm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Huawei Band 4 Pro</text:p>
          </table:table-cell>
          <table:table-cell office:value-type="string">
            <text:p>Huawei Band 4 Pro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uawei</text:p>
          </table:table-cell>
          <table:table-cell office:value-type="string">
            <text:p>Tilbehør Til Huawei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uawei Band 6</text:p>
          </table:table-cell>
          <table:table-cell office:value-type="string">
            <text:p>Huawei Band 6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uawei Watch Gt 2 46mm</text:p>
          </table:table-cell>
          <table:table-cell office:value-type="string">
            <text:p>Huawei Watch Gt 2 46mm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uawei</text:p>
          </table:table-cell>
          <table:table-cell office:value-type="string">
            <text:p>Huawei Ur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uawei Watch</text:p>
          </table:table-cell>
          <table:table-cell office:value-type="string">
            <text:p>Huawei Watch Rem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kagen</text:p>
          </table:table-cell>
          <table:table-cell office:value-type="string">
            <text:p>Skagen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Oneplus</text:p>
          </table:table-cell>
          <table:table-cell office:value-type="string">
            <text:p>Oneplus Watch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olar</text:p>
          </table:table-cell>
          <table:table-cell office:value-type="string">
            <text:p>Polar Ur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olar A370</text:p>
          </table:table-cell>
          <table:table-cell office:value-type="string">
            <text:p>Polar A370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olar Ignite</text:p>
          </table:table-cell>
          <table:table-cell office:value-type="string">
            <text:p>Polar Ignite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eiko</text:p>
          </table:table-cell>
          <table:table-cell office:value-type="string">
            <text:p>Seiko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olar Vantage M</text:p>
          </table:table-cell>
          <table:table-cell office:value-type="string">
            <text:p>Polar Vantage M Re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uawei Watch Gt 2 42mm</text:p>
          </table:table-cell>
          <table:table-cell office:value-type="string">
            <text:p>Rem Til Huawei Watch Gt 2 42m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lar M200</text:p>
          </table:table-cell>
          <table:table-cell office:value-type="string">
            <text:p>Polar M200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uawei Watch Gt 2 Pro</text:p>
          </table:table-cell>
          <table:table-cell office:value-type="string">
            <text:p>Huawei Watch Gt 2 Pro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uawei Watch Gt</text:p>
          </table:table-cell>
          <table:table-cell office:value-type="string">
            <text:p>Huawei Watch Gt Tilbehør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lar M43</text:p>
          </table:table-cell>
          <table:table-cell office:value-type="string">
            <text:p>Polar M430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lar Vantage V</text:p>
          </table:table-cell>
          <table:table-cell office:value-type="string">
            <text:p>Polar Vantage V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lar A360</text:p>
          </table:table-cell>
          <table:table-cell office:value-type="string">
            <text:p>Polar A360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uawei</text:p>
          </table:table-cell>
          <table:table-cell office:value-type="string">
            <text:p>Huawei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lar Ignite 2</text:p>
          </table:table-cell>
          <table:table-cell office:value-type="string">
            <text:p>Polar Ignite 2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eiko</text:p>
          </table:table-cell>
          <table:table-cell office:value-type="string">
            <text:p>Seiko Urrem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lar</text:p>
          </table:table-cell>
          <table:table-cell office:value-type="string">
            <text:p>Polar 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uawei Watch Gt</text:p>
          </table:table-cell>
          <table:table-cell office:value-type="string">
            <text:p>Huawei Watch Gt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hael Kors</text:p>
          </table:table-cell>
          <table:table-cell office:value-type="string">
            <text:p>Michael Kors Urrem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uawei Watch Gt 2 Pro</text:p>
          </table:table-cell>
          <table:table-cell office:value-type="string">
            <text:p>Huawei Watch Gt 2 Pro Rem</text:p>
          </table:table-cell>
          <table:table-cell office:value-type="float" office:value="10">
            <text:p>10</text:p>
          </table:table-cell>
        </table:table-row>
      </table:table>
      <table:table table:name="eng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keyword</text:p>
          </table:table-cell>
          <table:table-cell office:value-type="string">
            <text:p>volume</text:p>
          </table:table-cell>
        </table:table-row>
      </table:table>
      <table:table table:name="se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keyword</text:p>
          </table:table-cell>
          <table:table-cell office:value-type="string">
            <text:p>volu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12/09/2022</text:date>, <text:time>13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9T13:08:31</dc:date>
    <meta:editing-duration>PT4M49S</meta:editing-duration>
    <meta:editing-cycles>2</meta:editing-cycles>
    <meta:document-statistic meta:table-count="3" meta:cell-count="1080" meta:object-count="0"/>
  </office:meta>
</office:document-meta>
</file>